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286cm" fo:min-width="0.571cm"/>
    </style:style>
  </office:automatic-styles>
  <office:body>
    <office:drawing>
      <draw:page draw:name="page1" draw:style-name="dp1" draw:master-page-name="Default">
        <draw:g>
          <draw:polyline draw:style-name="gr1" draw:layer="layout" svg:width="2.286cm" svg:height="1.429cm" svg:x="0cm" svg:y="0.571cm" svg:viewBox="0 0 2287 1430" draw:points="0,1430 1715,0 2287,0">
            <text:p/>
          </draw:polyline>
          <draw:frame draw:style-name="gr2" draw:layer="layout" svg:width="0.571cm" svg:height="1.025cm" svg:x="1.714cm" svg:y="-0.369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variable_linear_part</dc:title>
    <meta:creation-date>2011-02-07T17:18:0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